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3D00000443951D882B.png"/>
  <manifest:file-entry manifest:media-type="image/png" manifest:full-path="Pictures/100002010000056F0000037360FDAF1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ff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4cm" draw:marker-start-width="1.4cm" draw:marker-end-width="1.4cm" draw:fill="none" draw:textarea-vertical-align="middle" fo:padding-top="0.325cm" fo:padding-bottom="0.325cm" fo:padding-left="0.45cm" fo:padding-right="0.45cm"/>
    </style:style>
    <style:style style:name="gr6" style:family="graphic" style:parent-style-name="standard">
      <style:graphic-properties svg:stroke-color="#000000" draw:fill="solid" draw:fill-color="#eeeeee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000000" draw:fill="solid" draw:fill-color="#e6e6e6" draw:textarea-vertical-align="middle"/>
    </style:style>
    <style:style style:name="gr9" style:family="graphic" style:parent-style-name="objectwithoutfill">
      <style:graphic-properties draw:fill="none" draw:fill-color="#e6e6e6" draw:textarea-vertical-align="middle"/>
    </style:style>
    <style:style style:name="gr10" style:family="graphic" style:parent-style-name="objectwithoutfill">
      <style:graphic-properties svg:stroke-width="0.1cm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00ff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marker-start="Arrow" draw:marker-start-width="0.6cm" draw:marker-end-width="0.5cm" draw:fill="solid" draw:fill-color="#e6e6e6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draw:marker-end="Arrow" draw:marker-end-width="0.3cm" draw:fill="none" draw:fill-color="#e6e6e6" draw:textarea-vertical-align="middle"/>
    </style:style>
    <style:style style:name="gr14" style:family="graphic" style:parent-style-name="standard">
      <style:graphic-properties svg:stroke-width="0cm" svg:stroke-color="#000000" draw:marker-start="Arrow" draw:marker-start-width="0.3cm" draw:marker-end-width="0.2cm" draw:fill="solid" draw:fill-color="#e6e6e6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16.7cm" svg:y1="21.9cm" svg:x2="17.9cm" svg:y2="21.9cm">
          <text:p/>
        </draw:line>
        <draw:line draw:style-name="gr1" draw:text-style-name="P1" draw:layer="layout" svg:x1="16.7cm" svg:y1="21.7cm" svg:x2="17.9cm" svg:y2="21.7cm">
          <text:p/>
        </draw:line>
        <draw:line draw:style-name="gr1" draw:text-style-name="P1" draw:layer="layout" svg:x1="16.7cm" svg:y1="21.5cm" svg:x2="17.9cm" svg:y2="21.5cm">
          <text:p/>
        </draw:line>
        <draw:line draw:style-name="gr1" draw:text-style-name="P1" draw:layer="layout" svg:x1="5.6cm" svg:y1="21.9cm" svg:x2="4.5cm" svg:y2="21.9cm">
          <text:p/>
        </draw:line>
        <draw:line draw:style-name="gr1" draw:text-style-name="P1" draw:layer="layout" svg:x1="5.6cm" svg:y1="21.7cm" svg:x2="4.5cm" svg:y2="21.7cm">
          <text:p/>
        </draw:line>
        <draw:line draw:style-name="gr1" draw:text-style-name="P1" draw:layer="layout" svg:x1="5.6cm" svg:y1="21.5cm" svg:x2="4.5cm" svg:y2="21.5cm">
          <text:p/>
        </draw:line>
        <draw:line draw:style-name="gr1" draw:text-style-name="P1" draw:layer="layout" svg:x1="16.7cm" svg:y1="7.7cm" svg:x2="17.9cm" svg:y2="7.7cm">
          <text:p/>
        </draw:line>
        <draw:line draw:style-name="gr1" draw:text-style-name="P1" draw:layer="layout" svg:x1="16.7cm" svg:y1="7.5cm" svg:x2="17.9cm" svg:y2="7.5cm">
          <text:p/>
        </draw:line>
        <draw:line draw:style-name="gr1" draw:text-style-name="P1" draw:layer="layout" svg:x1="16.7cm" svg:y1="7.3cm" svg:x2="17.9cm" svg:y2="7.3cm">
          <text:p/>
        </draw:line>
        <draw:line draw:style-name="gr1" draw:text-style-name="P1" draw:layer="layout" svg:x1="5.6cm" svg:y1="7.7cm" svg:x2="4.5cm" svg:y2="7.7cm">
          <text:p/>
        </draw:line>
        <draw:line draw:style-name="gr1" draw:text-style-name="P1" draw:layer="layout" svg:x1="5.6cm" svg:y1="7.5cm" svg:x2="4.5cm" svg:y2="7.5cm">
          <text:p/>
        </draw:line>
        <draw:line draw:style-name="gr1" draw:text-style-name="P1" draw:layer="layout" svg:x1="5.6cm" svg:y1="7.3cm" svg:x2="4.5cm" svg:y2="7.3cm">
          <text:p/>
        </draw:line>
        <draw:line draw:style-name="gr2" draw:text-style-name="P1" draw:layer="layout" svg:x1="8.101cm" svg:y1="22.1cm" svg:x2="9.393cm" svg:y2="22.1cm">
          <text:p/>
        </draw:line>
        <draw:line draw:style-name="gr3" draw:text-style-name="P1" draw:layer="layout" svg:x1="7.802cm" svg:y1="21.4cm" svg:x2="9.096cm" svg:y2="21.4cm">
          <text:p/>
        </draw:line>
        <draw:line draw:style-name="gr2" draw:text-style-name="P1" draw:layer="layout" svg:x1="12.727cm" svg:y1="22.1cm" svg:x2="14.301cm" svg:y2="22.1cm">
          <text:p/>
        </draw:line>
        <draw:line draw:style-name="gr3" draw:text-style-name="P1" draw:layer="layout" svg:x1="13.311cm" svg:y1="21.4cm" svg:x2="14.5cm" svg:y2="21.4cm">
          <text:p/>
        </draw:line>
        <draw:line draw:style-name="gr2" draw:text-style-name="P1" draw:layer="layout" svg:x1="12.727cm" svg:y1="7.2cm" svg:x2="14.301cm" svg:y2="7.2cm">
          <text:p/>
        </draw:line>
        <draw:line draw:style-name="gr3" draw:text-style-name="P1" draw:layer="layout" svg:x1="13.32cm" svg:y1="7.9cm" svg:x2="14.5cm" svg:y2="7.9cm">
          <text:p/>
        </draw:line>
        <draw:line draw:style-name="gr3" draw:text-style-name="P1" draw:layer="layout" svg:x1="8.101cm" svg:y1="7.2cm" svg:x2="9.4cm" svg:y2="7.2cm">
          <text:p/>
        </draw:line>
        <draw:line draw:style-name="gr2" draw:text-style-name="P1" draw:layer="layout" svg:x1="8.1cm" svg:y1="7.9cm" svg:x2="8.745cm" svg:y2="7.9cm">
          <text:p/>
        </draw:line>
        <draw:frame draw:style-name="gr4" draw:text-style-name="P1" draw:layer="layout" svg:width="18.999cm" svg:height="11.185cm" svg:x="2.2cm" svg:y="9.453cm">
          <draw:image xlink:href="Pictures/100002010000073D00000443951D882B.png" xlink:type="simple" xlink:show="embed" xlink:actuate="onLoad">
            <text:p/>
          </draw:image>
        </draw:frame>
        <draw:line draw:style-name="gr5" draw:text-style-name="P1" draw:layer="layout" svg:x1="4.007cm" svg:y1="7.45cm" svg:x2="18.257cm" svg:y2="21.7cm">
          <text:p/>
        </draw:line>
        <draw:line draw:style-name="gr5" draw:text-style-name="P1" draw:layer="layout" svg:x1="4.007cm" svg:y1="21.7cm" svg:x2="18.257cm" svg:y2="7.45cm">
          <text:p/>
        </draw:line>
        <draw:frame draw:style-name="gr4" draw:text-style-name="P1" draw:layer="layout" svg:width="10.175cm" svg:height="6.459cm" draw:transform="rotate (-1.57079632679579) translate (13.982cm 9.075cm)">
          <draw:image xlink:href="Pictures/100002010000056F0000037360FDAF1E.png" xlink:type="simple" xlink:show="embed" xlink:actuate="onLoad">
            <text:p/>
          </draw:image>
        </draw:frame>
        <draw:g>
          <draw:custom-shape draw:style-name="gr6" draw:text-style-name="P1" draw:layer="layout" svg:width="1.4cm" svg:height="1.4cm" svg:x="3.3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cm" svg:height="2.1cm" svg:x="3.848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cm" svg:height="2.1cm" svg:x="3.848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1" draw:layer="layout" svg:width="1.4cm" svg:height="1.4cm" svg:x="3.3cm" svg:y="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cm" svg:height="2.1cm" svg:x="3.848cm" svg:y="19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cm" svg:height="2.1cm" svg:x="3.848cm" svg:y="2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1" draw:layer="layout" svg:width="1.4cm" svg:height="1.4cm" svg:x="17.6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cm" svg:height="2.1cm" svg:x="18.148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cm" svg:height="2.1cm" svg:x="18.148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1" draw:layer="layout" svg:width="1.4cm" svg:height="1.4cm" svg:x="17.6cm" svg:y="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cm" svg:height="2.1cm" svg:x="18.148cm" svg:y="19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cm" svg:height="2.1cm" svg:x="18.148cm" svg:y="2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8" draw:text-style-name="P1" draw:layer="layout" svg:width="2.7cm" svg:height="1.3cm" svg:x="14.182cm" svg:y="6.9cm">
          <text:p text:style-name="P1">ESC</text:p>
        </draw:rect>
        <draw:line draw:style-name="gr9" draw:text-style-name="P1" draw:layer="layout" svg:x1="5.7cm" svg:y1="7.5cm" svg:x2="4.4cm" svg:y2="7.5cm">
          <text:p/>
        </draw:line>
        <draw:line draw:style-name="gr2" draw:text-style-name="P1" draw:layer="layout" svg:x1="8.745cm" svg:y1="9.453cm" svg:x2="8.747cm" svg:y2="7.847cm">
          <text:p/>
        </draw:line>
        <draw:line draw:style-name="gr3" draw:text-style-name="P1" draw:layer="layout" svg:x1="9.345cm" svg:y1="9.453cm" svg:x2="9.352cm" svg:y2="7.2cm">
          <text:p/>
        </draw:line>
        <draw:rect draw:style-name="gr8" draw:text-style-name="P1" draw:layer="layout" svg:width="2.7cm" svg:height="1.3cm" svg:x="5.482cm" svg:y="6.9cm">
          <text:p text:style-name="P1">ESC</text:p>
        </draw:rect>
        <draw:line draw:style-name="gr3" draw:text-style-name="P1" draw:layer="layout" svg:x1="13.361cm" svg:y1="10.133cm" svg:x2="13.368cm" svg:y2="7.88cm">
          <text:p/>
        </draw:line>
        <draw:line draw:style-name="gr2" draw:text-style-name="P1" draw:layer="layout" svg:x1="12.774cm" svg:y1="10.126cm" svg:x2="12.777cm" svg:y2="7.164cm">
          <text:p/>
        </draw:line>
        <draw:rect draw:style-name="gr8" draw:text-style-name="P1" draw:layer="layout" svg:width="2.7cm" svg:height="1.3cm" svg:x="5.482cm" svg:y="21.1cm">
          <text:p text:style-name="P1">ESC</text:p>
        </draw:rect>
        <draw:rect draw:style-name="gr8" draw:text-style-name="P1" draw:layer="layout" svg:width="2.7cm" svg:height="1.3cm" svg:x="14.182cm" svg:y="21.1cm">
          <text:p text:style-name="P1">ESC</text:p>
        </draw:rect>
        <draw:line draw:style-name="gr2" draw:text-style-name="P1" draw:layer="layout" svg:x1="12.775cm" svg:y1="22.149cm" svg:x2="12.778cm" svg:y2="18.364cm">
          <text:p/>
        </draw:line>
        <draw:line draw:style-name="gr3" draw:text-style-name="P1" draw:layer="layout" svg:x1="13.36cm" svg:y1="21.447cm" svg:x2="13.369cm" svg:y2="18.381cm">
          <text:p/>
        </draw:line>
        <draw:line draw:style-name="gr3" draw:text-style-name="P1" draw:layer="layout" svg:x1="9.046cm" svg:y1="21.4cm" svg:x2="9.053cm" svg:y2="18.901cm">
          <text:p/>
        </draw:line>
        <draw:line draw:style-name="gr2" draw:text-style-name="P1" draw:layer="layout" svg:x1="9.343cm" svg:y1="22.1cm" svg:x2="9.347cm" svg:y2="18.347cm">
          <text:p/>
        </draw:line>
        <draw:line draw:style-name="gr10" draw:text-style-name="P1" draw:layer="layout" svg:x1="4cm" svg:y1="13.6cm" svg:x2="6.7cm" svg:y2="13.6cm">
          <text:p text:style-name="P1"/>
          <text:p text:style-name="P1">GND</text:p>
        </draw:line>
        <draw:line draw:style-name="gr11" draw:text-style-name="P1" draw:layer="layout" svg:x1="4cm" svg:y1="14.665cm" svg:x2="6.7cm" svg:y2="14.665cm">
          <text:p text:style-name="P1"/>
          <text:p text:style-name="P1">PWM</text:p>
        </draw:line>
        <draw:line draw:style-name="gr12" draw:text-style-name="P1" draw:layer="layout" svg:x1="11cm" svg:y1="7.5cm" svg:x2="11cm" svg:y2="11.2cm">
          <text:p text:style-name="P1"/>
          <text:p text:style-name="P1"><text:s text:c="4"/>Front</text:p>
        </draw:line>
        <draw:line draw:style-name="gr13" draw:text-style-name="P1" draw:layer="layout" svg:x1="2.5cm" svg:y1="5.1cm" svg:x2="5.5cm" svg:y2="5.1cm">
          <text:p text:style-name="P1">CW</text:p>
          <text:p text:style-name="P1"/>
        </draw:line>
        <draw:line draw:style-name="gr13" draw:text-style-name="P1" draw:layer="layout" svg:x1="16.8cm" svg:y1="19.274cm" svg:x2="19.8cm" svg:y2="19.274cm">
          <text:p text:style-name="P1">CW</text:p>
          <text:p text:style-name="P1"/>
        </draw:line>
        <draw:line draw:style-name="gr14" draw:text-style-name="P1" draw:layer="layout" svg:x1="16.8cm" svg:y1="5.1cm" svg:x2="19.8cm" svg:y2="5.1cm">
          <text:p text:style-name="P1">CCW</text:p>
          <text:p text:style-name="P1"/>
        </draw:line>
        <draw:line draw:style-name="gr14" draw:text-style-name="P1" draw:layer="layout" svg:x1="2.501cm" svg:y1="19.274cm" svg:x2="5.501cm" svg:y2="19.274cm">
          <text:p text:style-name="P1">CCW</text:p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3-28T22:17:18.416942943</meta:creation-date>
    <dc:date>2016-03-29T09:47:33.74</dc:date>
    <meta:editing-duration>PT56M21S</meta:editing-duration>
    <meta:editing-cycles>26</meta:editing-cycles>
    <meta:generator>OpenOffice/4.1.0$Win32 OpenOffice.org_project/410m18$Build-9764</meta:generator>
    <meta:document-statistic meta:object-count="60"/>
  </office:meta>
</office:document-meta>
</file>